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Handler.canImport( ImportContext context , Dav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andler.VersionHandler( IOManager io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andler.canImport( PropertyImportContext 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andler.canImport( ImportContext 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andler.getContentNode( ExportContext context , boolean is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ersionHandler.canExport( ExportContext context , Dav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Handler.importContent( ImportContext context , Dav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andler.importContent( ImportContext 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andler.canExport( ExportContext context , boolean isColl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ersionHandler.exportProperties( PropertyExportContext exportContext , boolean isColle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Handler.importProperties( PropertyImportContext importContext , boolean is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Handler.Vers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